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Courier New" fo:font-weight="bold"/>
    </style:style>
    <style:style style:name="P2" style:family="paragraph" style:parent-style-name="Text_20_body">
      <style:paragraph-properties fo:text-align="justify" style:justify-single-word="false"/>
      <style:text-properties style:font-name="Courier New" fo:font-weight="bold"/>
    </style:style>
    <style:style style:name="P3" style:family="paragraph" style:parent-style-name="Text_20_body">
      <style:paragraph-properties fo:text-align="justify" style:justify-single-word="false"/>
      <style:text-properties style:font-name="Courier New"/>
    </style:style>
    <style:style style:name="P4" style:family="paragraph" style:parent-style-name="Text_20_body">
      <style:paragraph-properties fo:text-align="justify" style:justify-single-word="false"/>
      <style:text-properties style:font-name="Courier New" style:text-underline-style="none" fo:font-weight="normal" officeooo:rsid="00172561" officeooo:paragraph-rsid="00172561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Courier New" fo:font-weight="normal" officeooo:rsid="00172561" officeooo:paragraph-rsid="00172561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/>
    </style:style>
    <style:style style:name="T3" style:family="text">
      <style:text-properties style:font-name="Courier New" fo:font-weight="bold" officeooo:rsid="00172561"/>
    </style:style>
    <style:style style:name="T4" style:family="text">
      <style:text-properties style:font-name="Courier New" fo:font-weight="normal" officeooo:rsid="00172561" style:font-weight-asian="normal" style:font-weight-complex="normal"/>
    </style:style>
    <style:style style:name="T5" style:family="text">
      <style:text-properties officeooo:rsid="00172561"/>
    </style:style>
    <style:style style:name="T6" style:family="text">
      <style:text-properties fo:font-weight="normal" officeooo:rsid="0017256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MPSC382 Assignment Information Sheet</text:p>
      <text:p text:style-name="P1">You must submit an information sheet with every assignment. </text:p>
      <text:p text:style-name="P6"><text:span text:style-name="T2">Name: </text:span><text:span text:style-name="T4">Michael Camara</text:span><text:span text:style-name="T2"> Assignment #:</text:span> <text:span text:style-name="T2"> </text:span><text:span text:style-name="T4">Lab 6</text:span></text:p>
      <text:p text:style-name="P6"><text:span text:style-name="T2">Program Due Date:</text:span> <text:span text:style-name="T4">11/3/15</text:span></text:p>
      <text:p text:style-name="P6"><text:span text:style-name="T2">Handed in Date:</text:span> <text:span text:style-name="T4">11/3/15</text:span></text:p>
      <text:p text:style-name="P2">JDK Version: <text:span text:style-name="T6">N/A</text:span></text:p>
      <text:p text:style-name="P6"><text:span text:style-name="T2">Source code file name(s):</text:span> </text:p>
      <text:p text:style-name="P4">Lab6Main_Histogram.pde, Lab6Main_Reassembler.pde, Tile.pde</text:p>
      <text:p text:style-name="P2"/>
      <text:p text:style-name="P2">Compiled (.jar or .class) file name(s): </text:p>
      <text:p text:style-name="P5">As above</text:p>
      <text:p text:style-name="P2"/>
      <text:p text:style-name="P6"><text:span text:style-name="T2">Does your program compile without error?:</text:span> <text:span text:style-name="T5">Yes</text:span><text:span text:style-name="T2"> </text:span></text:p>
      <text:p text:style-name="P2">If not, what is/are the error(s)?:</text:p>
      <text:p text:style-name="P2">________________________________________________________________</text:p>
      <text:p text:style-name="P2">________________________________________________________________</text:p>
      <text:p text:style-name="P2">________________________________________________________________</text:p>
      <text:p text:style-name="P6"><text:span text:style-name="T2">Does your program run without error?:</text:span> <text:span text:style-name="T5">Yes</text:span><text:span text:style-name="T2"> </text:span></text:p>
      <text:p text:style-name="P2">If not, what is/are the error(s) and which parts of your program run correctly?:</text:p>
      <text:p text:style-name="P2">________________________________________________________________</text:p>
      <text:p text:style-name="P2">________________________________________________________________</text:p>
      <text:p text:style-name="P3">________________________________________________________________</text:p>
      <text:p text:style-name="P3">________________________________________________________________</text:p>
      <text:p text:style-name="P2">Additional comments (including problems and extra credit):</text:p>
      <text:p text:style-name="P3">________________________________________________________________</text:p>
      <text:p text:style-name="P3">________________________________________________________________</text:p>
      <text:p text:style-name="P3">________________________________________________________________</text:p>
      <text:p text:style-name="P6"><text:span text:style-name="T1">__________________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3:04:48.340629957</meta:creation-date>
    <dc:date>2015-11-03T13:09:00.962305795</dc:date>
    <meta:editing-duration>P0D</meta:editing-duration>
    <meta:editing-cycles>1</meta:editing-cycles>
    <meta:document-statistic meta:table-count="0" meta:image-count="0" meta:object-count="0" meta:page-count="1" meta:paragraph-count="26" meta:word-count="98" meta:character-count="1298" meta:non-whitespace-character-count="1220"/>
    <meta:generator>LibreOffice/4.2.8.2$Linux_X86_64 LibreOffice_project/420m0$Build-2</meta:generator>
  </office:meta>
</office:document-meta>
</file>